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6f6b" officeooo:paragraph-rsid="00006f6b"/>
    </style:style>
    <style:style style:name="P2" style:family="paragraph" style:parent-style-name="Standard">
      <style:text-properties officeooo:rsid="00018dfe" officeooo:paragraph-rsid="00006f6b"/>
    </style:style>
    <style:style style:name="P3" style:family="paragraph" style:parent-style-name="Standard">
      <style:text-properties officeooo:rsid="00018dfe" officeooo:paragraph-rsid="00018dfe"/>
    </style:style>
    <style:style style:name="P4" style:family="paragraph" style:parent-style-name="Standard">
      <style:text-properties officeooo:rsid="0004403f" officeooo:paragraph-rsid="0004403f"/>
    </style:style>
    <style:style style:name="P5" style:family="paragraph" style:parent-style-name="Standard">
      <style:text-properties officeooo:rsid="0004e30f" officeooo:paragraph-rsid="0004e30f"/>
    </style:style>
    <style:style style:name="P6" style:family="paragraph" style:parent-style-name="Standard">
      <style:text-properties officeooo:rsid="00063150" officeooo:paragraph-rsid="00063150"/>
    </style:style>
    <style:style style:name="P7" style:family="paragraph" style:parent-style-name="Standard">
      <style:text-properties officeooo:rsid="000645d6" officeooo:paragraph-rsid="000645d6"/>
    </style:style>
    <style:style style:name="P8" style:family="paragraph" style:parent-style-name="Standard">
      <style:text-properties officeooo:rsid="000c754a" officeooo:paragraph-rsid="000c754a"/>
    </style:style>
    <style:style style:name="P9" style:family="paragraph" style:parent-style-name="Standard">
      <style:text-properties officeooo:rsid="00018dfe" officeooo:paragraph-rsid="00018dfe"/>
    </style:style>
    <style:style style:name="T1" style:family="text">
      <style:text-properties officeooo:rsid="0004e30f"/>
    </style:style>
    <style:style style:name="T2" style:family="text">
      <style:text-properties officeooo:rsid="0009aadc"/>
    </style:style>
    <style:style style:name="T3" style:family="text">
      <style:text-properties officeooo:rsid="000c754a"/>
    </style:style>
    <style:style style:name="T4" style:family="text">
      <style:text-properties officeooo:rsid="000d0364"/>
    </style:style>
    <style:style style:name="T5" style:family="text">
      <style:text-properties officeooo:rsid="000e04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ilisation de draw.io pour creer le MEA </text:p>
      <text:p text:style-name="P2"/>
      <text:p text:style-name="P3">Lien utiles : </text:p>
      <text:p text:style-name="P3"><text:tab/><text:a xlink:type="simple" xlink:href="https://www.slimframework.com/docs/v3/tutorial/first-app.html" text:style-name="Internet_20_link" text:visited-style-name="Visited_20_Internet_20_Link">https://www.slimframework.com/docs/v3/tutorial/first-app.html</text:a></text:p>
      <text:p text:style-name="P3"><text:tab/><text:a xlink:type="simple" xlink:href="https://www.doctrine-project.org/projects/doctrine-orm/en/2.7/tutorials/getting-started.html" text:style-name="Internet_20_link" text:visited-style-name="Visited_20_Internet_20_Link">https://www.doctrine-project.org/projects/doctrine-orm/en/2.7/tutorials/getting-started.html</text:a></text:p>
      <text:p text:style-name="P3"><text:tab/><text:a xlink:type="simple" xlink:href="https://www.doctrine-project.org/projects/doctrine-orm/en/2.9/reference/configuration.html" text:style-name="Internet_20_link" text:visited-style-name="Visited_20_Internet_20_Link">https://www.doctrine-project.org/projects/doctrine-orm/en/2.9/reference/configuration.html</text:a></text:p>
      <text:p text:style-name="P3"><text:tab/><text:a xlink:type="simple" xlink:href="https://www.youtube.com/watch?v=GK4XTkymA4E" text:style-name="Internet_20_link" text:visited-style-name="Visited_20_Internet_20_Link">https://www.youtube.com/watch?v=GK4XTkymA4E</text:a> <text:span text:style-name="T5">Peut être intéressant pour la gestion de la messagerie</text:span></text:p>
      <text:p text:style-name="P3"/>
      <text:p text:style-name="P8">utilisation de <text:s/>: </text:p>
      <text:p text:style-name="P8"><text:tab/>- Slim<text:span text:style-name="T4">4</text:span></text:p>
      <text:p text:style-name="P3"><text:tab/>- <text:span text:style-name="T3">Doctrine</text:span></text:p>
      <text:p text:style-name="P3"><text:tab/>- ??? : <text:span text:style-name="T3">Linter</text:span></text:p>
      <text:p text:style-name="P3"><text:tab/>- ??? : <text:span text:style-name="T3">Moteur de test unitaire</text:span></text:p>
      <text:p text:style-name="P3"/>
      <text:p text:style-name="P4">Utilisateur :</text:p>
      <text:p text:style-name="P4"><text:tab/><text:span text:style-name="T1">id_utilisateur</text:span></text:p>
      <text:p text:style-name="P4"><text:tab/>mail</text:p>
      <text:p text:style-name="P4"><text:tab/>nom</text:p>
      <text:p text:style-name="P4"><text:tab/>prénom</text:p>
      <text:p text:style-name="P4"><text:tab/>état</text:p>
      <text:p text:style-name="P4"><text:tab/><text:span text:style-name="T1">localisation?</text:span></text:p>
      <text:p text:style-name="P4"/>
      <text:p text:style-name="P5">Message</text:p>
      <text:p text:style-name="P5"><text:tab/>id_message</text:p>
      <text:p text:style-name="P5"><text:tab/>id_utilisateur</text:p>
      <text:p text:style-name="P7"><text:tab/>id_destinataire</text:p>
      <text:p text:style-name="P5"><text:tab/>date</text:p>
      <text:p text:style-name="P5"><text:tab/>contenu</text:p>
      <text:p text:style-name="P5"/>
      <text:p text:style-name="P6">Pour les messages : ce sont des messages privées ou des messages adressés à tout le monde ? <text:span text:style-name="T2">Le question à été posée sur discord</text:span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21-09-18T14:54:37.464000000</dc:date>
    <meta:editing-duration>PT35M12S</meta:editing-duration>
    <meta:editing-cycles>13</meta:editing-cycles>
    <meta:document-statistic meta:table-count="0" meta:image-count="0" meta:object-count="0" meta:page-count="1" meta:paragraph-count="25" meta:word-count="80" meta:character-count="736" meta:non-whitespace-character-count="658"/>
  </office:meta>
</office:document-meta>
</file>